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Great! I’ll prepare a detailed analytical report in English with a structured format to help you fully understand and analyze everything for your carpooling app project in Indonesia.</text:p>
      <text:p text:style-name="Text_20_body">The report will include an executive summary, challenges and barriers, risk analysis (privacy, performance, safety, conflict), user motivations (utilitarian, hedonic, social values), reasons why past apps failed (e.g., Nebengers), strategies to improve UX/UI and build user trust, recommendations for success, and features essential to build a sustainable, appealing, and scalable carpooling platform.</text:p>
      <text:p text:style-name="Text_20_body">I’ll get started now and let you know when the report is ready for your review.</text:p>
      <text:p text:style-name="Standard"><text:line-break/>Carpooling App Development in Indonesia: Comprehensive Analysis</text:p>
      <text:p text:style-name="Text_20_body">Executive Summary</text:p>
      <text:p text:style-name="Text_20_body">Indonesia’s chronic traffic congestion – especially in cities like Jakarta where commuters can spend up to 5 hours daily in gridlock​</text:p>
      <text:p text:style-name="Text_20_body">phys.org</text:p>
      <text:p text:style-name="Text_20_body">– presents both a major challenge and an opportunity for carpooling solutions. This report analyzes the development of a carpooling mobile app tailored to the Indonesian market, examining the core issues, user concerns, and lessons from past efforts. We identify low adoption drivers (cultural habits, traffic patterns) and key user hesitations (privacy, safety, reliability) as critical hurdles. Existing local platforms (e.g. Nebengers) have seen declining engagement – one study found that by 2022 only ~25% of ride requests on Nebengers resulted in completed trips​</text:p>
      <text:p text:style-name="Text_20_body">discovery.researcher.life</text:p>
      <text:p text:style-name="Text_20_body">– underscoring the need to address root causes like trust and usability gaps.</text:p>
      <text:p text:style-name="Text_20_body">Despite these challenges, significant motivators for carpooling exist: users are drawn by utilitarian benefits (cost and time savings, easier commutes), hedonic value (an enjoyable, less stressful ride experience), and social value (making friends, helping the environment). Successful models such as GrabHitch in Southeast Asia, BlaBlaCar in Europe, and Waze Carpool in the US offer valuable strategies for building a trusted carpooling community. Their approaches – from rigorous profile verification and rating systems to seamless route-matching and integration into popular platforms – highlight what works. Meanwhile, failures of earlier apps illuminate what pitfalls to avoid (e.g. poor UX, lack of safety features, inadequate critical mass).</text:p>
      <text:p text:style-name="Text_20_body">This report provides a detailed roadmap for executing a carpool app project in Indonesia. It covers core challenges, user risks, decline factors of past platforms, user motivations, competitor strategies, UX/UI best practices, required features, technology stack recommendations, regulatory considerations, and trust-building strategies. In summary, a successful Indonesian carpool app must prioritize trust and safety, intuitive design, and local community engagement. By learning from past mistakes and tailoring to Indonesian commuters’ needs, there is an opportunity to relaunch carpooling as a viable, popular mode of shared mobility. The report concludes with actionable recommendations to achieve this vision.</text:p>
      <text:p text:style-name="Text_20_body">Core Challenges and Problems in Indonesia</text:p>
      <text:p text:style-name="Text_20_body">Jakarta’s notorious traffic congestion during rush hour. Carpooling could reduce the number of vehicles on the road, but achieving adoption in Indonesia faces cultural and logistical challenges.​</text:p>
      <text:p text:style-name="Text_20_body">phys.org</text:p>
      <text:p text:style-name="Text_20_body">Developing a carpooling app in Indonesia means confronting several endemic challenges:</text:p>
      <text:p text:style-name="Text_20_body">Severe Traffic and Unpredictable Commutes: Indonesia’s major cities suffer extreme congestion. Jakarta is “the world's most unpleasant place to commute”, with millions of vehicles causing daily gridlock​</text:p>
      <text:p text:style-name="Text_20_body"><text:soft-page-break/>phys.org</text:p>
      <text:p text:style-name="Text_20_body">. While this makes carpooling attractive in theory (to share rides and ease traffic), it also complicates coordination – unpredictable travel times and frequent jams make scheduling carpools difficult. Commuters may be hesitant to rely on others’ timing when a 15-minute delay can turn into an hour in traffic. Past attempts like Jakarta’s former “3-in-1” carpool rule (which required ≥3 passengers per car during peak hours) were abandoned due to misuse and practical challenges, highlighting how traffic behavior can undermine carpool policies.</text:p>
      <text:p text:style-name="Text_20_body">Cultural Habits and Low Stranger Trust: It is relatively rare to give lifts to strangers in Indonesia​</text:p>
      <text:p text:style-name="Text_20_body">phys.org</text:p>
      <text:p text:style-name="Text_20_body">. Traditionally, people either drive themselves, ride with family/friends, or use paid services (taxis, ride-hailing). The concept of sharing one’s personal car with unknown people is not yet a social norm. Concerns about personal safety and comfort make Indonesians cautious about carpooling with strangers. Early carpool communities like Nebengers had to overcome this by fostering a sense of friendship and community – their members saw the service as “non-money oriented… nice and friendly”​</text:p>
      <text:p text:style-name="Text_20_body">researchgate.net</text:p>
      <text:p text:style-name="Text_20_body">. Nonetheless, breaking ingrained habits is challenging; many commuters simply stick to what they know (e.g. driving alone or using ojek motorcycle taxis to cut through traffic). User habits favor convenience and reliability, so any carpool solution must work hard to prove it can be as dependable as existing options.</text:p>
      <text:p text:style-name="Text_20_body">Availability of Cheap Alternatives: The rise of ride-hailing (Grab, Gojek) with affordable services (motorbike taxis, car rides) has given commuters easy point-to-point transport. Deep competition in ride-hailing means frequent discounts and a dense driver network. This lowers the incentive to arrange a carpool, since one can summon a ride on-demand. Carpooling requires planning and flexibility (meeting someone, possibly walking to a rendezvous point), whereas ride-hailing offers door-to-door service. Thus, a carpool app must demonstrate clear advantages – e.g. significantly lower cost or other value – to lure users from these convenient alternatives.</text:p>
      <text:p text:style-name="Text_20_body">Critical Mass and Chicken–Egg Problem: Carpooling networks struggle until they reach a critical mass of users. In Indonesia, past platforms had limited adoption – Nebengers, for instance, had a community of a few thousand early users​</text:p>
      <text:p text:style-name="Text_20_body">phys.org</text:p>
      <text:p text:style-name="Text_20_body">, which is tiny relative to Jakarta’s millions. Low adoption leads to poor matching rates (few drivers = few successful rides, which then discourages passengers, and vice versa). This bootstrapping problem is a core challenge: users won’t join if it’s not useful, but it won’t become useful until enough join. Building that initial community in a localized area or demographic (e.g. one big office complex or university) might be necessary to ignite network effects.</text:p>
      <text:p text:style-name="Text_20_body">In summary, Indonesia’s context presents a paradox: the need for carpooling is high (to alleviate traffic and commuting costs) but the barriers to user adoption are equally high. Solving this requires tackling user hesitations head-on and offering a solution that fits Indonesian commuters’ lifestyles.</text:p>
      <text:p text:style-name="Text_20_body">Key User Risks and Hesitations</text:p>
      <text:p text:style-name="Text_20_body">Any carpooling app must explicitly address the perceived risks that make users hesitate to share rides. Based on user research and common concerns, the key risk areas are:</text:p>
      <text:p text:style-name="Text_20_body">Privacy Risks: Users worry about how their personal data and trip information will be used. Ride-sharing apps are data-intensive (tracking location, storing commute schedules, etc.), raising concerns about stalking or misuse of data​</text:p>
      <text:p text:style-name="Text_20_body">mdpi.com</text:p>
      <text:p text:style-name="Text_20_body"><text:soft-page-break/>. Indonesians have noted discomfort that there is “no way for individual [users] to delete their accounts” on some platforms​</text:p>
      <text:p text:style-name="Text_20_body">mdpi.com</text:p>
      <text:p text:style-name="Text_20_body">, highlighting fears of losing control over personal information. A carpool app must assure users that their phone number, home address, and daily routine won’t be exposed publicly. Strong privacy settings (e.g. riders only see approximate pickup locations until confirmed, private communication channels, ability to delete one’s data) are essential to mitigate this risk.</text:p>
      <text:p text:style-name="Text_20_body">Security and Personal Safety Risks: The safety of sharing a vehicle with strangers is the foremost concern. Users fear crimes (theft, harassment, or worse) when getting in a car with an unknown driver or passenger. Unlike regulated taxis, carpool drivers are private individuals. This makes thorough verification and trust measures critical – users need to know the platform has verified identities. Nebengers acknowledged this security issue early on, requiring members to register with valid ID and enabling mutual ratings to build trust​</text:p>
      <text:p text:style-name="Text_20_body">researchgate.net</text:p>
      <text:p text:style-name="Text_20_body">. Riders also worry about driver behavior and vice versa – whether the person they share a ride with will be polite, respectful, and non-threatening. Ensuring a two-way rating system, community guidelines, and an emergency SOS feature can help users feel safer. Some platforms have addressed this by allowing gender preferences (e.g. women-only carpools) or linking people with mutual friends. In short, without tangible safety guarantees, many will simply not try a carpool app.</text:p>
      <text:p text:style-name="Text_20_body">Performance and Reliability Risks: Commuters are concerned whether a carpool will be reliable and convenient enough compared to driving alone or taking a taxi. Risks include: “What if the driver cancels last-minute?”, “What if picking up another passenger makes me late?”, or “What if we get lost or stuck in an unfamiliar route?”. These performance worries encompass scheduling, timing, and route management. If the app’s matching algorithm is poor, users might get inconvenient pairings (e.g. a carpool significantly out of their way). Early carpool services often suffered low trip completion rates – e.g. many Nebengers requests never resulted in actual rides​</text:p>
      <text:p text:style-name="Text_20_body">discovery.researcher.life</text:p>
      <text:p text:style-name="Text_20_body">– which undermines user confidence. To overcome this, the app must optimize matching (minimize detours), enable clear coordination tools (in-app GPS tracking, ETA updates, etc.), and perhaps incorporate reliability metrics (flag no-show offenders, etc.). Users need to trust that using the app won’t make their commute unpredictable or cumbersome.</text:p>
      <text:p text:style-name="Text_20_body">Social and Interpersonal Conflict Risks: Carpooling introduces social interaction with strangers, which can be a source of anxiety or conflict. Personalities might clash; there could be disagreements over small things like music, AC settings, or conversation. In Indonesia’s polite society, people may worry about awkward situations or misunderstandings. There’s also the risk of disputes over cost-sharing or pickup arrangements if not handled smoothly by the platform. Ensuring the app has features to set expectations – e.g. showing preferences (smoking or non-smoking, chatty or quiet ride – akin to BlaBlaCar’s approach), and a transparent fare-split handled by the app – can reduce potential conflict. Another issue is accountability for behavior: drivers and riders must be able to rate each other and report issues. If someone violates guidelines (for example, a driver taking a longer route to inflate cost, or a rider behaving rudely), the platform needs a mechanism to address it. By building a community with norms (perhaps a code of conduct and quick moderation of incidents), the app can alleviate fears of unpleasant social experiences.</text:p>
      <text:p text:style-name="Text_20_body">In summary, users will adopt a carpool app only if it convincingly lowers these risks. Successful services invest heavily in trust and safety infrastructure – from data encryption and privacy controls to identity verification, insurance coverage, and robust rating/review systems​</text:p>
      <text:p text:style-name="Text_20_body">emizentech.com</text:p>
      <text:p text:style-name="Text_20_body"><text:soft-page-break/>. Addressing performance and social concerns requires thoughtful UX design: reliable matching, clear communication, and setting proper expectations for the shared ride experience.</text:p>
      <text:p text:style-name="Text_20_body">Root Causes for the Decline of Previous Carpool Platforms</text:p>
      <text:p text:style-name="Text_20_body">Several carpooling initiatives in Indonesia have faltered or seen stagnation. Understanding why helps us avoid repeating their mistakes. One notable example is Nebengers, a pioneer in Jakarta’s carpool scene that eventually declined. Key factors in the decline of Nebengers and similar platforms include:</text:p>
      <text:p text:style-name="Text_20_body">Supply–Demand Imbalance and Low Trip Completion: As usage grew, Nebengers faced a situation where ride requests increased but actual matches did not keep pace. By 2022, only about 25% of requested rides on Nebengers were being completed​</text:p>
      <text:p text:style-name="Text_20_body">discovery.researcher.life</text:p>
      <text:p text:style-name="Text_20_body">. This low success rate is discouraging for users – if three out of four times you try to carpool you fail to get a ride, you’ll stop trying. The root cause was a mismatch between drivers and riders on the platform: not enough drivers offering rides at the needed times/locations, and possibly drivers not finding suitable passengers. This could stem from poor critical mass in each area (users were too spread out) and suboptimal matching algorithms. Over time, frustrated users likely abandoned the app, causing a downward spiral (even fewer active users, and thus even worse matching odds). Essentially, Nebengers struggled to scale beyond a niche community, and once match reliability dropped, so did user retention.</text:p>
      <text:p text:style-name="Text_20_body">Lack of Monetization and Driver Incentives: Nebengers started as a free community (“tebengan” or hitchhiking for free/fuel-sharing)​</text:p>
      <text:p text:style-name="Text_20_body">tirto.id</text:p>
      <text:p text:style-name="Text_20_body">. While this altruistic approach built goodwill, it also meant drivers had little financial incentive beyond splitting fuel costs. As an app startup in 2013, Nebengers did not charge fees per ride and only earned revenue from sponsors/advertisers​</text:p>
      <text:p text:style-name="Text_20_body">researchgate.net</text:p>
      <text:p text:style-name="Text_20_body">​</text:p>
      <text:p text:style-name="Text_20_body">researchgate.net</text:p>
      <text:p text:style-name="Text_20_body">. Without a steady revenue model, the platform may have struggled to invest in growth or offer promotions. Moreover, drivers might not have seen enough reward for picking up strangers – saving a bit of gas money and maybe some company, versus the inconvenience of detouring. Competing services (like ride-hailing) offered drivers actual earnings. In the long run, Nebengers’ non-monetary model limited its ability to attract and retain drivers, especially as ride-hail apps flooded the market with paid driver opportunities.</text:p>
      <text:p text:style-name="Text_20_body">Subpar User Experience and Feature Gaps: Early versions of community carpool services often relied on manual coordination (e.g. via Twitter or WhatsApp) and had primitive apps. Nebengers began on Twitter to connect riders and drivers, only later developing a mobile app​</text:p>
      <text:p text:style-name="Text_20_body">tirto.id</text:p>
      <text:p text:style-name="Text_20_body">. The user experience likely had friction – for example, riders might have had to search tweets or app listings to find a match and then message to arrange details. This is far from the seamless experience users get with Grab or Gojek. Even as Nebengers had an app, it might have lacked advanced features. A UX case study of a similar Indonesian app found users frustrated with features like no in-app payment, inability to contact the driver before booking, and unclear booking status​</text:p>
      <text:p text:style-name="Text_20_body">uxdesign.cc</text:p>
      <text:p text:style-name="Text_20_body">. Such pain points make an app feel unreliable and inconvenient. If Nebengers suffered from any of <text:soft-page-break/>these (for instance, requiring cash handling or not providing live updates), it could drive users away. Essentially, failing to meet user expectations for ease-of-use and transparency was a root cause in losing users to slicker competitors.</text:p>
      <text:p text:style-name="Text_20_body">Competition and Changing Market Dynamics: Nebengers and other early carpool platforms (Nebeng.com in 2005​</text:p>
      <text:p text:style-name="Text_20_body">tirto.id</text:p>
      <text:p text:style-name="Text_20_body">, Ompreng in 2015, TemanJalan for students, etc.) had novel concepts, but they were quickly overshadowed by the rapid expansion of ride-hailing giants. Uber, Grab, and later local player Gojek introduced shared ride options (UberPOOL, GrabHitch/GrabShare) around mid-2010s​</text:p>
      <text:p text:style-name="Text_20_body">tirto.id</text:p>
      <text:p text:style-name="Text_20_body">. These big players leveraged huge user bases and funding to offer convenient, cheap shared rides within their apps. For example, GrabHitch in Indonesia (launched 2017 as “GrabHitch (Nebeng)”) immediately offered a ready pool of users and the backing of Grab’s platform​</text:p>
      <text:p text:style-name="Text_20_body">grab.com</text:p>
      <text:p text:style-name="Text_20_body">. The presence of these alternatives likely siphoned off Nebengers’ users. Also, government regulations started focusing on ride-hailing; Nebengers, as a smaller entity, might have struggled with the evolving legal environment (see Regulatory section). In short, being a first-mover wasn’t enough – without continuous innovation and competitive resources, earlier platforms couldn’t survive once the market matured.</text:p>
      <text:p text:style-name="Text_20_body">Insufficient Trust-Building: Finally, a subtler cause is that older platforms may not have fully earned users’ trust. Carpooling inherently demands trust between strangers, and while Nebengers did implement ID registration and ratings​</text:p>
      <text:p text:style-name="Text_20_body">researchgate.net</text:p>
      <text:p text:style-name="Text_20_body">, it was still building a new behavior. Any high-profile incident or even rumors of safety issues could significantly set back adoption. If Nebengers’ community didn’t grow beyond a tight-knit group, outsiders might have perceived it as riskier than established services. Trust takes time to build, and Nebengers perhaps didn’t get the chance to evolve its trust systems to the level that today’s users expect (e.g. thorough background checks, insurance coverage, etc.). This limitation would contribute to its decline, as mainstream users gravitated toward services that felt more professional and secure.</text:p>
      <text:p text:style-name="Text_20_body">By analyzing these root causes, we learn that critical mass, strong incentives, polished UX, competitive differentiation, and robust trust measures are vital for a carpooling app’s survival. Our project must specifically tackle these weaknesses that led to past declines – ensuring the platform is well-populated, user-friendly, offers clear benefits, and inspires confidence from day one.</text:p>
      <text:p text:style-name="Text_20_body">Key User Motivators: Why Indonesians Would Carpool</text:p>
      <text:p text:style-name="Text_20_body">While challenges are significant, it’s equally important to recognize the motivations that can drive users to try and stick with a carpooling app. Research and past user feedback in Indonesia suggest people have multiple value-based reasons to carpool, generally falling into utilitarian, hedonic, and social categories:</text:p>
      <text:p text:style-name="Text_20_body">Utilitarian Value – Practical Benefits: For many, the primary motivation is practicality. Carpooling can save money and time. Sharing fuel and toll costs makes commuting more affordable – a key selling point given high gas prices and expensive parking in cities. In Nebengers’ own value proposition, cost savings and efficiency were top benefits: “transportation cost savings” and splitting expenses to make trips more economical​</text:p>
      <text:p text:style-name="Text_20_body">researchgate.net</text:p>
      <text:p text:style-name="Text_20_body"><text:soft-page-break/>. If a user can contribute just a few thousand rupiah for gas instead of paying a much larger taxi fare, that’s a clear win. Time savings are also possible if carpooling gives access to HOV (high-occupancy vehicle) lanes or avoids the need to drive oneself (one can relax or work as a passenger). Additionally, carpooling reduces the stress of driving daily – one can rotate driving duties or at least have company (which makes the time feel better spent). These utilitarian gains – saving money, reducing commute stress, and even potentially faster travel – are strong motivators especially for cost-conscious students and workers.</text:p>
      <text:p text:style-name="Text_20_body">Hedonic Value – Enjoyment and Comfort: Beyond the practical, users can derive enjoyment from the carpool experience itself. A well-matched carpool can turn a boring or aggravating commute into a pleasant journey. People appreciate a comfortable car ride (especially if the alternative is a hot, crowded bus or a risky motorcycle taxi in the rain). There’s also potential fun in sharing a ride – some riders love chatting during trips, sharing music, or discovering new perspectives from a fellow commuter. Nebengers touted the idea that ridesharing makes the trip “more fun” and lessens the misery of traffic jams by having a friend to talk to​</text:p>
      <text:p text:style-name="Text_20_body">researchgate.net</text:p>
      <text:p text:style-name="Text_20_body">​</text:p>
      <text:p text:style-name="Text_20_body">researchgate.net</text:p>
      <text:p text:style-name="Text_20_body">. Especially in Indonesia, where traffic is often joked about, having someone to “grumble at the traffic” with (as one user put it​</text:p>
      <text:p text:style-name="Text_20_body">phys.org</text:p>
      <text:p text:style-name="Text_20_body">) can be psychologically rewarding. Gamification and app rewards can further add hedonic value – for example, earning points or badges for being a frequent carpooler might make it feel like a game or achievement. In short, if the app can make commuting feel enjoyable or at least less tedious, users have a hedonic incentive to participate.</text:p>
      <text:p text:style-name="Text_20_body">Social Value – Community and Altruism: Carpooling inherently has a social dimension. Many users are motivated by the opportunity to meet new people and build friendships. In a culture as friendly as Indonesia’s, this is non-trivial – Nebengers started as a community of like-minded people, and riders often mentioned making new friends as a benefit​</text:p>
      <text:p text:style-name="Text_20_body">researchgate.net</text:p>
      <text:p text:style-name="Text_20_body">​</text:p>
      <text:p text:style-name="Text_20_body">researchgate.net</text:p>
      <text:p text:style-name="Text_20_body">. Especially for newcomers to a city or young professionals, carpooling can expand one’s network beyond the workplace. There is also a sense of shared mission: carpooling contributes to society by reducing congestion and pollution. Environmentally conscious users take pride in the fact that by sharing rides, they are helping improve city traffic and air quality​</text:p>
      <text:p text:style-name="Text_20_body">accept.aseanenergy.org</text:p>
      <text:p text:style-name="Text_20_body">​</text:p>
      <text:p text:style-name="Text_20_body">accept.aseanenergy.org</text:p>
      <text:p text:style-name="Text_20_body">. This altruistic motive can be reinforced by the app through metrics (e.g. showing carbon emissions saved or cars taken off the road). Moreover, being part of a carpool community (like a “Nebengers club”) can confer a sense of belonging. The social validation (knowing others are also doing this) and the norm of helping each other (neighbors giving rides, coworkers pooling) can motivate participation. If the app effectively creates a positive community vibe – perhaps via social features or events – users will feel a social reward, not just a transactional one.</text:p>
      <text:p text:style-name="Text_20_body">It’s worth noting that these motivators often interplay. For instance, a user might try carpooling <text:soft-page-break/>initially to save money (utilitarian), then continue because they made a friend and enjoy the rides (social/hedonic). Our app should appeal to all three types of value. We can emphasize the utilitarian angle in marketing (save X rupiah per month, reduce stress), highlight hedonic aspects in the experience (make it fun and user-friendly, maybe allow users to specify music or chat preferences), and cultivate the social good aspect (build a narrative of a movement to cut traffic, perhaps with endorsements from authorities or influencers). By delivering on all these values, we tap into the “willingness to use” factors that research consistently shows are crucial for user adoption. For example, ridesharing studies in other markets have found that sustainability, enjoyment, and social image all boost satisfaction and intention to use a carpool service​</text:p>
      <text:p text:style-name="Text_20_body">accept.aseanenergy.org</text:p>
      <text:p text:style-name="Text_20_body">. We should leverage these positive motivations as a counterweight to the hesitations.</text:p>
      <text:p text:style-name="Text_20_body">Successful Strategies from Existing Models</text:p>
      <text:p text:style-name="Text_20_body">We can learn a great deal from carpooling models that have found success in other markets or in related contexts. Three prominent examples are GrabHitch, BlaBlaCar, and Waze Carpool. Each approached ridesharing with different strategies, and adapting their best practices can give our project a head start:</text:p>
      <text:p text:style-name="Text_20_body">GrabHitch (Southeast Asia): GrabHitch is Grab’s carpooling feature (branded “Nebeng” in Indonesia for familiarity). Launched in 2017 in Indonesia, it was positioned as a social carpooling service for regular commuters​</text:p>
      <text:p text:style-name="Text_20_body">grab.com</text:p>
      <text:p text:style-name="Text_20_body">. Grab’s strategy was to leverage its massive existing user base and platform infrastructure. Within the Grab app, users could schedule a Hitch ride in advance, pairing car owners with riders along the same route. One successful strategy was focusing on specific target users – professionals with extra car seats – and encouraging them to offer rides to others in their area​</text:p>
      <text:p text:style-name="Text_20_body">grab.com</text:p>
      <text:p text:style-name="Text_20_body">. Grab highlighted that drivers could “reduce their operational costs for commuting” (utilitarian benefit) while “having daily travel companions and expanding their network” (social benefit)​</text:p>
      <text:p text:style-name="Text_20_body">grab.com</text:p>
      <text:p text:style-name="Text_20_body">​</text:p>
      <text:p text:style-name="Text_20_body">grab.com</text:p>
      <text:p text:style-name="Text_20_body">. By integrating Hitch alongside normal GrabCar and GrabBike options, Grab made the service visible and easy to try for users already in the habit of using the app. Another key was pricing it cheaper than regular rides as an incentive​</text:p>
      <text:p text:style-name="Text_20_body">tirto.id</text:p>
      <text:p text:style-name="Text_20_body">. Technically, Grab ensured features like in-app payment, driver background checks (they already vetted Grab drivers), and a rating system were in place from the start. In Singapore, GrabHitch drivers were limited to 2 rides a day (to keep it genuinely peer-to-peer)​</text:p>
      <text:p text:style-name="Text_20_body">economics.mit.edu</text:p>
      <text:p text:style-name="Text_20_body">– a practice likely followed in Indonesia too, aligning with legal limits on non-professional ride-sharing. The takeaways from GrabHitch are: piggyback on an existing network, emphasize schedule-ahead commuting use cases, and ensure the service feels like a community (Grab promoted it as “a new and fun way to meet friends during your commute”​</text:p>
      <text:p text:style-name="Text_20_body">grab.com</text:p>
      <text:p text:style-name="Text_20_body">). GrabHitch did face a hiatus during COVID-19 but has since been revived in some regions. Its <text:soft-page-break/>relative success suggests that convenience and trust (via a known brand) can overcome initial reluctance.</text:p>
      <text:p text:style-name="Text_20_body">BlaBlaCar (Global/Europe): BlaBlaCar is often cited as the world’s most successful long-distance carpooling platform, with over 90% market share of carpool travelers in France and a presence in 22 countries​</text:p>
      <text:p text:style-name="Text_20_body">linkedin.com</text:p>
      <text:p text:style-name="Text_20_body">. BlaBlaCar’s model focuses on connecting drivers and passengers for intercity trips – for example, a 200 km drive where the driver has empty seats. One of their strongest strategies is trust-building at scale. BlaBlaCar has a robust profile system: users verify their phone numbers, email, and often government ID; profiles show ratings, reviews, and even “badges” for reliability. They famously let members indicate how chatty they are (hence the name “Bla Bla”) to set expectations. By humanizing profiles and offering choice, they make strangers feel less strange. Another strategy is smart monetization that keeps it non-professional: BlaBlaCar suggests a price cap for each ride (to only cover costs, not profit) and takes a small commission via online payment in some markets. This ensures drivers have an incentive (trip cost reimbursement) but not so high that it attracts taxi-like drivers. The platform also introduced features like ladies-only rides to encourage female users, and a robust customer service system for support. The lessons from BlaBlaCar include the importance of a reliable rating/review ecosystem, which they credit as crucial to user growth – people see others have had good experiences with a driver, so they feel safe to join​</text:p>
      <text:p text:style-name="Text_20_body">researchgate.net</text:p>
      <text:p text:style-name="Text_20_body">​</text:p>
      <text:p text:style-name="Text_20_body">researchgate.net</text:p>
      <text:p text:style-name="Text_20_body">. They also excelled at community engagement: organizing meetups, promoting success stories, and framing carpooling as a trendy, eco-friendly lifestyle. For our app, adopting BlaBlaCar-style verification (maybe linking with Facebook or national ID databases) and allowing users to set personal preferences can significantly improve trust. We might not focus on long-distance travel initially, but even for daily city commutes, those trust elements are vital.</text:p>
      <text:p text:style-name="Text_20_body">Waze Carpool (North America and Israel): Waze Carpool was Google’s attempt (via its Waze navigation app) to tackle daily commutes by pairing drivers and riders going in the same direction. Launched in 2016, it was rolled out in the US, Brazil, Mexico, and Israel​</text:p>
      <text:p text:style-name="Text_20_body">en.wikipedia.org</text:p>
      <text:p text:style-name="Text_20_body">. The core strategy was deep integration with mapping technology: Waze already knew where drivers were going (via navigation routes), so it could algorithmically match riders who were along that route. This minimized detours and made matches very time-efficient. Waze Carpool also allowed users to filter matches – for example, limiting to coworkers or people from the same company/school, which immediately increases trust. They positioned it clearly as non-commercial carpooling: riders just pay a nominal rate (like a few cents per kilometer) to cover gas, and payment was handled seamlessly through the app. One successful approach was partnering with employers – companies could encourage employees to use Waze Carpool and even offer perks, creating a built-in community of trusted users (all colleagues). Technologically, Waze Carpool leveraged real-time traffic data to adjust routes for pickups and had an easy interface within Waze (just a carpool toggle on the map). Although Waze Carpool was eventually discontinued in 2022 (partly due to pandemic shifts in commuting), it demonstrated the importance of route optimization and integration. Users appreciated that it matched them with people already headed their way, meaning carpooling didn’t feel like a big inconvenience. The lesson here is to use data smartly: our app should incorporate a strong routing algorithm (possibly using Google Maps API) that finds logical matches and calculates fair cost-sharing. Also, Waze’s idea of connecting people with shared affiliations (workplaces, schools) is highly relevant to Indonesia, where trust networks (alumni groups, office <text:soft-page-break/>mates) are a big factor.</text:p>
      <text:p text:style-name="Text_20_body">In addition to these, other models worth noting include UberPool/GrabShare (on-demand shared taxi rides, which taught us about efficient matching of multiple riders in real time) and local initiatives like TemanJalan (a student carpooling chatbot that got acquired by LINE in Indonesia, showing how integrating with social chat platforms can spur adoption among youth​</text:p>
      <text:p text:style-name="Text_20_body">sg.news.yahoo.com</text:p>
      <text:p text:style-name="Text_20_body">).</text:p>
      <text:p text:style-name="Text_20_body">To distill the strategies from all these models: trust, convenience, and community are the recurring themes. Successful carpool services verify users and provide ratings to establish trust; they integrate into users’ existing habits (either via popular apps or by being as easy as hailing a ride); and they leverage social networks or commonalities (workplace, friends, communities) so that sharing a ride doesn’t feel too uncomfortable. By implementing these strategies – for instance, requiring profile verification and offering in-app payments like GrabHitch, building a strong reputation system like BlaBlaCar, and using route-based matching like Waze – our app can position itself for success where previous attempts struggled.</text:p>
      <text:p text:style-name="Text_20_body">UX/UI Lessons Learned and Best Practices</text:p>
      <text:p text:style-name="Text_20_body">A superior user experience is crucial for a carpooling app, as even slight inconveniences can deter users from adopting a new habit. Looking at feedback from carpool app users and observing what worked in other platforms, we can draw several UX/UI best practices and lessons:</text:p>
      <text:p text:style-name="Text_20_body">Make Onboarding and Verification Simple but Reassuring: Upon sign-up, users should be guided to create a detailed profile – including photo, bio, vehicle info (for drivers), etc. However, this process must be smooth and not too time-consuming. Use of social logins (Google/Facebook) can pre-fill some information. Crucially, highlight the verification steps as a feature, not a burden: for example, “Verify your ID to increase your trust score.” Users are more willing to comply if they understand it improves safety. The app could show a progress meter for profile completeness, encouraging users to reach a “trusted” status. Best practice is to require at least phone and email verification and perhaps an ID upload, but do it in-app with clear privacy assurances. This initial UX step sets the tone that the platform is secure and community-driven.</text:p>
      <text:p text:style-name="Text_20_body">Clean, Intuitive Search and Booking Flow: The core task – finding and booking a carpool ride – should be extremely straightforward. Search can be designed much like a map app: the user enters a destination (and maybe a time) and the app shows potential carpool matches. Filters for time flexibility, number of seats, or driver gender can be offered. Users have come to expect real-time feedback, so the UI might show “X drivers go near your destination around 8:00 AM” to encourage requesting. Once the user selects a ride, the booking confirmation needs to be clear. A prior issue noted was users not knowing if their booking was accepted or where to check status​</text:p>
      <text:p text:style-name="Text_20_body">uxdesign.cc</text:p>
      <text:p text:style-name="Text_20_body">. To fix that, we ensure push notifications at each step (request sent, driver accepted, etc.) and a visible status indicator (e.g. “Confirmed – Driver arriving at 7:45 AM” in the app). Calendaring integration is a nice touch: allow users to schedule regular rides (e.g. every Monday 8AM) and have them appear in a calendar or upcoming trips list. In short, the flow from “I need a ride” to “Ride confirmed” should require as few taps and as little uncertainty as possible. Any required coordination (like adjusting an exact pickup point) should be aided by the app’s UI (maps, suggested meetup landmarks, etc.).</text:p>
      <text:p text:style-name="Text_20_body">In-App Communication is Key: A major UX lesson is to enable easy communication between driver and rider without leaving the app. Earlier apps that lacked messaging or calling had users feel anxious because they “couldn’t ask the driver questions before booking”​</text:p>
      <text:p text:style-name="Text_20_body">uxdesign.cc</text:p>
      <text:p text:style-name="Text_20_body"><text:soft-page-break/>or coordinate details. Our app should have a chat feature that opens as soon as a booking is requested or confirmed. This chat can be templated with quick messages (“I’m at the pickup point,” “On the way!”) to simplify use. For privacy, use a phone anonymization system if direct calls are allowed (similar to how ride-hailing does, where your real number is hidden). A best practice is to not force users to negotiate anything critical via chat – price and pickup location should already be agreed through the app’s interface – but the chat is there for reassurance and minor adjustments (“I’ll be wearing a red jacket”). Also, incorporate language localization – the UI and chat should work in Bahasa Indonesia primarily, given our market, but possibly support English as secondary for expat users.</text:p>
      <text:p text:style-name="Text_20_body">Provide All Relevant Ride Details Upfront: To build trust and avoid surprises (a known pain point), the app must show key information about a ride before the user commits. For riders, when browsing driver offers, display the driver’s name, photo, car model, license plate, rating, number of completed rides, and any notes (e.g. “can only take 1 small bag” or “prefers no smoking”). Users in one study wanted to see car model/type beforehand​</text:p>
      <text:p text:style-name="Text_20_body">uxdesign.cc</text:p>
      <text:p text:style-name="Text_20_body">– it matters for comfort and safety perception. Also show the estimated pickup time, route and drop-off point on the map, and the exact cost contribution the rider will pay (no hidden fees). For drivers considering passengers, similarly show the rider’s profile, rating, and perhaps workplace or school (to indicate shared context). By surfacing these details in a digestible format (perhaps a card or summary screen), we eliminate ambiguity. The UI should feel transparent: everything about the shared ride is known in advance. If any aspect is uncertain (e.g. driver hasn’t specified something), the app should prompt them to complete that info before their offer goes live.</text:p>
      <text:p text:style-name="Text_20_body">Integrate In-App Payment for a Cashless Experience: One of the worst user experiences is finishing a ride and then haggling or fumbling with cash. Early carpool meetups sometimes had awkwardness in payment since it was “patungan” (shared cash for gas)​</text:p>
      <text:p text:style-name="Text_20_body">tirto.id</text:p>
      <text:p text:style-name="Text_20_body">. Cashless payment integration is a must. Our app should allow riders to pay via mobile wallet, credit/debit card, or bank transfer in-app, which then credits the driver (minus any fees) automatically. This way, there’s no need for users to discuss money – the app handles it. Indonesia has a strong mobile payments ecosystem (OVO, GoPay, Dana, etc.), so partnering with popular wallets could ease adoption. The UI should make it clear when booking how much will be charged and show a “Payment successful” confirmation after the ride. By removing cash handling, we not only improve UX but also safety (drivers aren’t carrying cash from multiple people). Additionally, this opens the door for promo codes or discounts to be applied easily in the app, which can spur initial usage.</text:p>
      <text:p text:style-name="Text_20_body">Feedback and Rating Workflow: A seamless UX continues even after the ride: prompt users to give quick feedback. Like ride-hailing apps, a 5-star system with optional comment works well. This should appear right after trip completion. Also consider specific questions like “Did the driver follow the agreed route and schedule?” or “Any issues to report?”. Make sure leaving feedback is easy and, if it’s negative, guide the user to support. A best practice is to only allow mutually visible ratings after both parties submit or after 24 hours (to encourage honest feedback without fear of retaliation). Showing a cumulative rating on profiles incentivizes good behavior. Over time, this feedback loop improves the UX by promoting quality – low-rated individuals can be warned or removed, ensuring the community stays safe and reliable.</text:p>
      <text:p text:style-name="Text_20_body">Visual Design and Usability: In terms of look-and-feel, the app should project trust and simplicity. Using a friendly tone and local language in copy can make it feel relatable (e.g. using terms like “nebeng” which Indonesians understand as hitching a ride). Keep the color scheme professional but warm – for example, BlaBlaCar uses blues and whites with cheerful illustrations to seem trustworthy and open. Important buttons (like “Book Ride” or “Offer Ride”) should be clearly <text:soft-page-break/>visible and not buried. Also, given that many users will check the app while on the move, performance and speed are crucial – the app should load search results quickly, and maps should be optimized for slower connections. Design for small screens (many will use lower-end smartphones). Adopting standard mobile UI patterns (bottom navigation bar with icons for Home, Search, Trips, Profile, etc.) will make it easy for users to navigate intuitively. In summary, nothing in the interface should cause confusion; every element should have a purpose and be user-tested for clarity.</text:p>
      <text:p text:style-name="Text_20_body">Addressing Past UX Pain Points: We should explicitly avoid mistakes of previous apps. As noted, not having a way to communicate or unclear booking status were big issues​</text:p>
      <text:p text:style-name="Text_20_body">uxdesign.cc</text:p>
      <text:p text:style-name="Text_20_body">– our design fixes those. Another pain point might be uncertainty if a ride is going to be found at all; to counter that, we can incorporate helpful messaging like “No exact matches at 8:00 AM; try adjusting time or radius” with suggestions, so the user isn’t left in a dead-end. If a user requests a ride and no driver accepts, the app should notify them in a timely manner and perhaps suggest alternatives (maybe a Grab promo as a last resort, though that depends on partnerships). Essentially, every user journey (happy path or failure path) should be handled gracefully.</text:p>
      <text:p text:style-name="Text_20_body">Support and Safety UX: Include a reachable help/support section in the UI. Users may need to report a problem or ask a question. A simple in-app help chat or a FAQ section can improve confidence. Also, implement a conspicuous “Emergency/SOS” button during rides which can call emergency services or alert the app’s safety team if a user feels endangered. Hopefully it’s never used, but just seeing it there can reassure users. Make sure this button isn’t hidden – perhaps on the trip tracking screen, an icon for emergency is present.</text:p>
      <text:p text:style-name="Text_20_body">By adhering to these UX/UI best practices, we aim to deliver a carpooling app that is easy, trustworthy, and pleasant to use. A well-designed app will reduce cognitive load on users (so they focus on the positive aspects of carpooling, not on wrestling with the app). Given that half of user experience issues can be solved by ensuring features match user needs​</text:p>
      <text:p text:style-name="Text_20_body">uxdesign.cc</text:p>
      <text:p text:style-name="Text_20_body">​</text:p>
      <text:p text:style-name="Text_20_body">uxdesign.cc</text:p>
      <text:p text:style-name="Text_20_body">, our focus is to implement the features that matter (per the next section) and present them in a coherent, user-centered design.</text:p>
      <text:p text:style-name="Text_20_body">Key Features Required in the App</text:p>
      <text:p text:style-name="Text_20_body">To meet user needs and provide a comprehensive solution, the carpooling app must include a set of core features. These features will address the functional requirements of riders, drivers, and the system admin while directly tackling the challenges and leveraging motivators discussed. Below are the must-have features, with brief descriptions:</text:p>
      <text:p text:style-name="Text_20_body">User &amp; Driver Profiles with Verification: Each user (rider or driver) should have a profile containing their name, photo, and basic info. Drivers’ profiles must include vehicle details (model, plate number, seats available) and possibly driver’s license verification. The app should integrate an ID verification process – for example, validating phone number via OTP, linking to social media for trust, and scanning an official ID. Profile bios or tags (e.g. “UI class of 2020”, “Speaks English”) can add a personal touch. A completeness percentage or a “Verified” badge for those who pass checks builds trust​</text:p>
      <text:p text:style-name="Text_20_body">researchgate.net</text:p>
      <text:p text:style-name="Text_20_body">. Profiles also display ratings and reviews from past rides, which is critical for accountability​</text:p>
      <text:p text:style-name="Text_20_body">emizentech.com</text:p>
      <text:p text:style-name="Text_20_body"><text:soft-page-break/>.</text:p>
      <text:p text:style-name="Text_20_body">Ride Posting &amp; Search (Matching System): The app needs to handle both drivers offering rides and passengers searching for rides. For drivers: a feature to “Offer a ride” where they input their route (start and destination, or multiple waypoints), departure time, and number of seats. They should be able to set this as a one-time trip or recurring (for daily commute). For riders: a search and booking interface where they enter destination (and perhaps pickup area or use current location) and desired time, then see a list of matching ride offers. Implement filter options – e.g. earliest departure, driver gender preference, or “show only colleagues/friends”. The matching algorithm should consider route overlap and schedule compatibility to present the best options. Essentially, this is the heart of the app: a robust matchmaking system that pairs riders and drivers heading the same way. Having a schedule-ahead booking (as opposed to purely on-demand) is important in carpooling; users should be able to book hours or days in advance​</text:p>
      <text:p text:style-name="Text_20_body">grab.com</text:p>
      <text:p text:style-name="Text_20_body">​</text:p>
      <text:p text:style-name="Text_20_body">grab.com</text:p>
      <text:p text:style-name="Text_20_body">.</text:p>
      <text:p text:style-name="Text_20_body">Booking Confirmation and Scheduling: Once a rider requests a seat in a driver’s car, the app should handle confirmation. This might be immediate if the driver posted a ride (driver gets a notification and can accept or decline). Upon acceptance, a booking confirmation is generated with all details locked in. The app should then send reminders to both parties as the time approaches (e.g. “Your carpool with Budi is at 7:30 AM tomorrow” – perhaps the night before and 15 minutes before)​</text:p>
      <text:p text:style-name="Text_20_body">emizentech.com</text:p>
      <text:p text:style-name="Text_20_body">. A calendar integration or in-app itinerary of upcoming rides helps users manage their schedule. If either party cancels, automatic notifications should be sent and alternate options suggested to the rider.</text:p>
      <text:p text:style-name="Text_20_body">Real-Time GPS Tracking and Navigation: Integrate mapping for two purposes: navigation for drivers and real-time tracking for riders. Drivers can use the app (which leverages Google Maps or similar) to navigate to the pickup point and along the route. The app should optimize the route if multiple pickups are involved. For riders, once the carpool is en route, they should see the driver’s approach on a map (just like one tracks a Grab ride)​</text:p>
      <text:p text:style-name="Text_20_body">emizentech.com</text:p>
      <text:p text:style-name="Text_20_body">. This gives confidence that the driver is coming and provides an ETA. It also helps in large pickup areas (the rider can see if the driver is around the corner). Mapping is also needed during ride offer creation – drivers can select their route on a map, and the app can assist by suggesting matches where small detours lead to more riders (if driver opts for that).</text:p>
      <text:p text:style-name="Text_20_body">In-App Chat and Call Functionality: A built-in chat system allows riders and drivers to coordinate easily without exchanging personal phone numbers​</text:p>
      <text:p text:style-name="Text_20_body">emizentech.com</text:p>
      <text:p text:style-name="Text_20_body">. This chat can be text-based with possibly the ability to send a quick location pin if needed. It’s useful for things like “I’m wearing a blue shirt” or “I’ll be 2 minutes late”. Additionally, allow a voice call through the app (using a proxy number) in case one party isn’t responding to chat. Communication tools greatly reduce no-show problems and give peace of mind.</text:p>
      <text:p text:style-name="Text_20_body">Secure In-App Payment and Split Cost Calculation: The app should compute the fare (cost-sharing amount) for each passenger automatically based on distance or a flat contribution. For instance, it might calculate a suggested rate per kilometer. This amount is displayed upfront to both parties. Integrate a payment gateway so that when a booking is confirmed, the rider’s chosen payment <text:soft-page-break/>method is charged (or reserved) and, after the ride, the funds (minus platform fee) are transferred to the driver’s account/wallet​</text:p>
      <text:p text:style-name="Text_20_body">emizentech.com</text:p>
      <text:p text:style-name="Text_20_body">. Support popular Indonesian payment methods: credit/debit cards, e-wallets (GoPay, OVO), and bank transfer. Making payment cashless and automatic removes the need for riders and drivers to negotiate or handle cash, which was a complaint in earlier systems​</text:p>
      <text:p text:style-name="Text_20_body">uxdesign.cc</text:p>
      <text:p text:style-name="Text_20_body">. Optionally, incorporate a digital wallet in the app where users can top-up balance and use it for rides.</text:p>
      <text:p text:style-name="Text_20_body">Rating and Review System: After each completed ride, prompt both drivers and riders to rate each other (typically 1 to 5 stars) and leave an optional comment​</text:p>
      <text:p text:style-name="Text_20_body">emizentech.com</text:p>
      <text:p text:style-name="Text_20_body">. This peer review system is crucial for quality control and trust. The app should monitor these ratings – consistently low-rated individuals might be given warnings or suspended. Display aggregate ratings on profiles as mentioned. Additionally, collect feedback on the trip itself (like if the route or timing had issues, separate from personal rating) to improve the matching algorithm and service.</text:p>
      <text:p text:style-name="Text_20_body">Trust and Safety Features: Implement features specifically to enhance safety. This includes an SOS/Emergency button accessible during a trip that can call emergency services or notify a preset contact​</text:p>
      <text:p text:style-name="Text_20_body">emizentech.com</text:p>
      <text:p text:style-name="Text_20_body">. The app could allow users to share their live trip status with a family member (a link showing the car’s location). Driver’s license and vehicle registration checks for drivers could be part of the onboarding (possibly in partnership with authorities or via manual verification by admin). Also, allow users to set preferences such as “women-only carpool” mode if there is demand – this can be a toggle that only matches female riders with female drivers. These kinds of safety options can significantly increase participation, especially among female users concerned about harassment.</text:p>
      <text:p text:style-name="Text_20_body">Profile Customization and Preferences: Beyond the basics, let users set preferences that the matching algorithm can consider. For example, whether they are okay with slight detours, whether they prefer quiet rides (this could be indicated with something fun like BlaBlaCar’s “Bla” levels of chattiness), or if they can offer space for luggage. Drivers might set rules like “No smoking in car” or “Can fit one medium bag per passenger”. These preferences can be shown on profile and used to filter matches (e.g. a smoker might prefer a driver who allows smoking). While not critical at launch, these details improve the ride experience by aligning expectations.</text:p>
      <text:p text:style-name="Text_20_body">Notifications and Alerts: A comprehensive notification system (push notifications, and possibly SMS or WhatsApp for critical alerts) is needed. Users get notified of ride requests, confirmations, cancellations, rider arrival (for drivers), driver arrival (for riders), payment receipts, etc. Notifications keep users engaged and informed, which is vital for a smooth experience.</text:p>
      <text:p text:style-name="Text_20_body">Admin Panel and Support Tools: Internally, an admin interface is necessary (not user-facing, but worth mentioning). Admins should be able to verify documents, handle reported incidents, manage user accounts, and see analytics (how many rides, etc.)​</text:p>
      <text:p text:style-name="Text_20_body">emizentech.com</text:p>
      <text:p text:style-name="Text_20_body">. A support ticket system for user complaints will help resolve issues quickly. Although invisible to end-users, a strong admin backend ensures the platform can respond to problems, which indirectly is a feature (reliability).</text:p>
      <text:p text:style-name="Text_20_body"><text:soft-page-break/>The above features constitute the MVP (Minimum Viable Product) for a carpooling app that is competitive. Many of these align with what successful apps have: for instance, EmizenTech’s analysis of carpool apps notes user profile, ride search, booking, chat, tracking, ratings, and payment as standard features​</text:p>
      <text:p text:style-name="Text_20_body">emizentech.com</text:p>
      <text:p text:style-name="Text_20_body">​</text:p>
      <text:p text:style-name="Text_20_body">emizentech.com</text:p>
      <text:p text:style-name="Text_20_body">. It also suggests emergency assistance and admin tools as important inclusions​</text:p>
      <text:p text:style-name="Text_20_body">emizentech.com</text:p>
      <text:p text:style-name="Text_20_body">​</text:p>
      <text:p text:style-name="Text_20_body">emizentech.com</text:p>
      <text:p text:style-name="Text_20_body">. By implementing all these, we ensure our app is on par with global standards from day one.</text:p>
      <text:p text:style-name="Text_20_body">We can also plan for advanced features post-launch (once basic ones are stable): things like social groups (carpool with coworkers via a company group code), loyalty programs (rewards for frequent carpoolers), integration with public transit info for first/last-mile planning, and perhaps gamification (leaderboards for CO2 saved)​</text:p>
      <text:p text:style-name="Text_20_body">emizentech.com</text:p>
      <text:p text:style-name="Text_20_body">​</text:p>
      <text:p text:style-name="Text_20_body">emizentech.com</text:p>
      <text:p text:style-name="Text_20_body">. But initially, focusing on the above core features will address the main expectations of users and differentiate our platform by covering gaps that caused others to stumble (like absence of chat or payment).</text:p>
      <text:p text:style-name="Text_20_body">Technology Stack Recommendations</text:p>
      <text:p text:style-name="Text_20_body">Building a reliable and scalable carpooling app requires choosing the right technology stack. The stack must support mobile development, backend services, real-time features, mapping, and security. Below we outline recommendations for each component of the system, considering the context of Indonesia and modern development practices:</text:p>
      <text:p text:style-name="Text_20_body">Mobile App Platforms: We need to develop for both Android and iOS, as the user base will be on a mix of these. Android is dominant in Indonesia, but iOS has a presence among professionals. A cross-platform framework like Flutter or React Native is highly recommended for efficiency​</text:p>
      <text:p text:style-name="Text_20_body">emizentech.com</text:p>
      <text:p text:style-name="Text_20_body">. Flutter, in particular, allows rapid development and a consistent UI on both platforms – important for our timeline. It also handles animations and map integrations well (there are Flutter plugins for Google Maps, etc.). React Native is another option, benefiting from a large ecosystem and JavaScript skills. If performance or native feel becomes critical, we can consider building native apps (Kotlin for Android, Swift for iOS), but that doubles the codebase. Given startup mode, starting with Flutter would allow a single codebase and fast iteration. It’s also easier to hire Flutter developers locally as the ecosystem grows. The app should be designed with responsive layouts to support a range of screen sizes and perhaps an eventual web version (if needed for marketing or desktop use).</text:p>
      <text:p text:style-name="Text_20_body">Backend Development: The backend will handle user accounts, ride matching logic, notifications, payments, etc. We have several solid choices: Node.js (JavaScript/TypeScript) is popular for real-time applications and has good support for WebSockets (for live updates)​</text:p>
      <text:p text:style-name="Text_20_body">emizentech.com</text:p>
      <text:p text:style-name="Text_20_body"><text:soft-page-break/>. Using a framework like Express or AdonisJS could speed up development. Another option is Python with Django or Flask​</text:p>
      <text:p text:style-name="Text_20_body">emizentech.com</text:p>
      <text:p text:style-name="Text_20_body">, which offers rapid development and a rich ecosystem (especially if we want to integrate machine learning for match optimization later). Python is also quite common in Indonesia’s developer community. Java (Spring Boot) or Ruby on Rails are alternatives, but Node or Python would likely allow faster iteration. Considering real-time aspects (tracking, instant notifications), Node.js with an async event-driven model might be a slight favorite. We should also consider using Firebase for some parts – for example, Firebase Realtime Database or Firestore could handle the live location updates or chat messages easily, and Firebase Cloud Messaging for pushes. However, relying fully on Firebase might be limiting for custom logic. A hybrid approach could work: our own server for core logic, plus Firebase for specific real-time feeds.</text:p>
      <text:p text:style-name="Text_20_body">Database: For storing user profiles, ride records, etc., a SQL database like PostgreSQL or MySQL is suitable​</text:p>
      <text:p text:style-name="Text_20_body">emizentech.com</text:p>
      <text:p text:style-name="Text_20_body">. PostgreSQL is powerful and open-source, with support for GIS extensions (useful for location queries like finding nearby rides). We might use PostGIS to query spatial data (e.g. find all ride offers that go within X km of a user’s route). Alternatively, a NoSQL DB like MongoDB could be used for flexibility in storing ride data (routes as geoJSON, etc.), but an SQL DB with proper schema can work just as well and ensure ACID compliance for transactions (like booking and payment records). A combination can also be used: e.g. PostgreSQL for structured data and perhaps Redis (an in-memory datastore) for caching active trips or geolocation data for quick matching. If using cloud platforms, managed database services from AWS (RDS) or GCP (Cloud SQL) can simplify maintenance.</text:p>
      <text:p text:style-name="Text_20_body">Mapping and Geolocation: Integration with a mapping service is crucial. Google Maps Platform is the go-to choice, providing Maps SDKs for Android/iOS, Places API (to autocomplete addresses), and Directions API (to compute routes and ETA)​</text:p>
      <text:p text:style-name="Text_20_body">emizentech.com</text:p>
      <text:p text:style-name="Text_20_body">. It also has a Distance Matrix API which could help in matching (to estimate detour distances). The downside is cost, but Google offers free tiers that might suffice initially, and it’s very reliable for Indonesia (with traffic data, etc.). Another option is Mapbox, which is also developer-friendly and allows more custom map styling – it could be considered if we want to reduce Google dependency or if cost becomes an issue at scale. Mapbox also supports turn-by-turn navigation. For geocoding (turning addresses to coordinates) we can use these services as well. Real-time tracking will likely use GPS data from the phone published to our backend or via Firebase, and then displayed on the map for the other user. We should plan how to handle mapping offline or in poor network conditions – likely by providing clear textual info as backup.</text:p>
      <text:p text:style-name="Text_20_body">Notifications: For push notifications, use platform-specific channels: Firebase Cloud Messaging (FCM) for Android (and iOS as well)​</text:p>
      <text:p text:style-name="Text_20_body">emizentech.com</text:p>
      <text:p text:style-name="Text_20_body">. Firebase nicely handles both Android and iOS pushes through one interface. For iOS specifically it works via APNS under the hood. This will cover ride request alerts, chat messages, etc. We might also integrate with SMS as a fallback for critical alerts (Twilio or an Indonesian SMS gateway like Telesign or local providers) for users who might have intermittent data – e.g. an SMS if a ride is 5 minutes away in case the push didn’t get through. But primary would be push notifications via FCM.</text:p>
      <text:p text:style-name="Text_20_body">Payment Gateway: We need a way to process payments in-app. Options include Midtrans <text:soft-page-break/>(Veritrans) which is an Indonesian payment gateway aggregating various methods (credit cards, bank transfer, GoPay, OVO, etc.), or global ones like Stripe and PayPal​</text:p>
      <text:p text:style-name="Text_20_body">emizentech.com</text:p>
      <text:p text:style-name="Text_20_body">. Stripe is now available in Indonesia for cards and has a good API, but local e-wallet integration might require Midtrans or Xendit. Using a gateway like Midtrans gives us multi-method flexibility – users can pay with their method of choice and the gateway handles the details. Security is paramount, so we will use their SDKs to handle card data (so we don’t touch sensitive info directly). Also, we’ll need to set up a system for drivers to withdraw their earnings (unless we keep it in app wallet for them to use). Likely, we credit driver’s balance and allow transfer to their bank account; this can be facilitated via the payment gateway’s payout features or manually via admin if needed in early stages.</text:p>
      <text:p text:style-name="Text_20_body">Real-time Communication: For in-app chat, we could use WebSocket technology or a service. If we go with Node.js, we might use Socket.io for a quick implementation of real-time messaging​</text:p>
      <text:p text:style-name="Text_20_body">emizentech.com</text:p>
      <text:p text:style-name="Text_20_body">. Alternatively, using Firebase Realtime Database or Firestore as a messaging store can simplify a lot – on the client, it provides real-time update listeners so implementing chat is easy and scalable (Firebase will handle syncing). The tech stack table we referenced suggests Socket.io or Firebase for in-app chat​</text:p>
      <text:p text:style-name="Text_20_body">emizentech.com</text:p>
      <text:p text:style-name="Text_20_body">. For calls, implementing VoIP is more complex; we might initially rely on phone calls using masked numbers (Twilio offers that). But that might be overkill at first – a simpler approach is to allow exchanging a temporary phone contact once a ride is confirmed, and use the device’s dialer (though that reveals numbers, which we might avoid for privacy). There are third-party SDKs like Agora.io or Vonage that can enable VoIP calls within the app, but it may not be necessary in MVP.</text:p>
      <text:p text:style-name="Text_20_body">Server Hosting and Scalability: Deploy on a reliable cloud platform. AWS or Google Cloud are obvious choices​</text:p>
      <text:p text:style-name="Text_20_body">emizentech.com</text:p>
      <text:p text:style-name="Text_20_body">. For instance, using AWS: we could have the Node.js backend on EC2 or as containers (ECS/EKS). AWS RDS for the database, AWS ElastiCache for Redis (caching), and perhaps AWS Lambda for some serverless tasks (like sending emails or processing ride matching in background). Google Cloud offers similar services (Compute Engine, Cloud SQL, etc.) and has the advantage of strong integration with Firebase and Maps. Another route is using a platform like Heroku for simplicity in the early phase or DigitalOcean droplets which are cost-effective. But considering potential growth and need for location-based services, GCP might be slightly advantageous (especially if using Firebase heavily). We should design the backend to be scalable: use load balancers, and design the matching algorithm to be efficient (using geospatial indices in DB or caching frequently requested routes).</text:p>
      <text:p text:style-name="Text_20_body">Security and Data Protection: Incorporate SSL for all communications (which is standard – any API endpoints will be HTTPS). For user data, use encryption for sensitive fields. Implement secure authentication – probably JWTs for mobile auth tokens, stored securely on device. Given user privacy concerns, allow account deletion which involves removing personal data from our database. Also, ensure our infrastructure is compliant with any local regulations (Indonesia has personal data protection rules similar to GDPR coming into effect). Regular backups of the database are a must to prevent data loss.</text:p>
      <text:p text:style-name="Text_20_body">Testing and Deployment: Use modern DevOps practices – maintain a staging environment identical to production for testing new features. Write unit and integration tests especially for the matching logic and payment flows. Continuous Integration (CI) tools (GitHub Actions, GitLab CI, etc.) can <text:soft-page-break/>automate building and testing the app. For deployment, Dockerizing the application is helpful, and using Kubernetes or a simpler container service for scaling when user load increases.</text:p>
      <text:p text:style-name="Text_20_body">Summarizing the stack in a brief table form for clarity (as per recommendations)​</text:p>
      <text:p text:style-name="Text_20_body">emizentech.com</text:p>
      <text:p text:style-name="Text_20_body">:</text:p>
      <text:p text:style-name="Text_20_body">Frontend: Flutter (Dart) for Android &amp; iOS (alternatively React Native).</text:p>
      <text:p text:style-name="Text_20_body">Backend: Node.js with Express (alternatively Python/Django).</text:p>
      <text:p text:style-name="Text_20_body">Database: PostgreSQL with PostGIS (alternatively MySQL or MongoDB for some data).</text:p>
      <text:p text:style-name="Text_20_body">Hosting: AWS or GCP cloud (using services like EC2/Compute Engine, RDS/Cloud SQL).</text:p>
      <text:p text:style-name="Text_20_body">Mapping: Google Maps SDK &amp; API (for geocoding, directions).</text:p>
      <text:p text:style-name="Text_20_body">Notifications: Firebase Cloud Messaging.</text:p>
      <text:p text:style-name="Text_20_body">Payments: Midtrans or Stripe for transactions.</text:p>
      <text:p text:style-name="Text_20_body">Real-time &amp; Chat: Socket.io on Node server or Firebase Realtime DB; WebSockets for live tracking.</text:p>
      <text:p text:style-name="Text_20_body">Third-party integrations: Twilio or local SMS for SMS; possibly WhatsApp Business API for notifications, if research shows users prefer WhatsApp notifications.</text:p>
      <text:p text:style-name="Text_20_body">This tech stack is chosen for robustness, developer productivity, and scalability. It aligns with what many modern mobility apps use. By using proven technologies (Google Maps for accuracy, Firebase for messaging, etc.), we reduce development friction and can focus on app-specific logic (like matching algorithms and user experience) rather than reinventing the wheel.</text:p>
      <text:p text:style-name="Text_20_body">Regulatory Considerations in Indonesia</text:p>
      <text:p text:style-name="Text_20_body">Operating a carpooling service in Indonesia involves navigating a regulatory landscape originally developed for ride-hailing and public transportation. While carpooling (private ride-sharing) is a relatively new concept legally, there are several considerations to keep in mind:</text:p>
      <text:p text:style-name="Text_20_body">Distinction from Commercial Transport: It’s important to clarify that our carpooling app connects private vehicle owners with co-travelers and is not a commercial taxi service. In Indonesia, ride-hailing services (like Grab/Gojek) are regulated under the Ministry of Transportation’s regulations for public transport not on fixed routes (e.g. PM 108/2017 and its successors)​</text:p>
      <text:p text:style-name="Text_20_body">peraturan.bpk.go.id</text:p>
      <text:p text:style-name="Text_20_body">. Those rules set requirements such as special driver licenses, vehicle roadworthiness tests (KIR), and affiliation with a licensed transport company/cooperative. For a true peer-to-peer carpool, drivers are not “for hire” in the same way – they’re just commuters sharing costs. However, this distinction isn’t explicitly codified in law yet. We may need to proactively engage regulators to ensure our service is seen as legal ride-sharing, not an illegal taxi. It could be wise to limit how much a driver can earn (as GrabHitch did) to reinforce that it’s just cost-sharing, not a business, which helps in staying within a grey area where private car owners are simply sharing a ride.</text:p>
      <text:p text:style-name="Text_20_body">Transport Ministry Stance: The government has recognized ridesharing’s existence. For instance, Nebengers was noted in academic studies as a “land transportation application company” albeit with a unique model​</text:p>
      <text:p text:style-name="Text_20_body">researchgate.net</text:p>
      <text:p text:style-name="Text_20_body">​</text:p>
      <text:p text:style-name="Text_20_body">researchgate.net</text:p>
      <text:p text:style-name="Text_20_body"><text:soft-page-break/>. There were conflicts between Nebengers and city government as it disrupted traditional transport and operated somewhat outside existing taxi/bus regulations​</text:p>
      <text:p text:style-name="Text_20_body">researchgate.net</text:p>
      <text:p text:style-name="Text_20_body">. We should learn from that by cooperating with authorities from the start. One approach is to present the app as supporting government goals of reducing congestion and emissions (which it does)​</text:p>
      <text:p text:style-name="Text_20_body">accept.aseanenergy.org</text:p>
      <text:p text:style-name="Text_20_body">​</text:p>
      <text:p text:style-name="Text_20_body">accept.aseanenergy.org</text:p>
      <text:p text:style-name="Text_20_body">. Showcasing a community-driven approach might earn a different regulatory treatment than a profit-driven taxi service.</text:p>
      <text:p text:style-name="Text_20_body">Insurance and Liability: One regulatory aspect is passenger safety and insurance. In regulated transport, passengers are covered by insurance (Jasa Raharja, etc. in Indonesia) in case of accidents. In private carpools, unless addressed, a passenger in someone’s car might not automatically be covered. We should consult with insurance companies to possibly provide a group insurance policy for carpool trips – some apps partner with insurers so that each ride is insured (either the platform pays a small fee per ride or it’s included in the service fee). This not only provides a safety net but also satisfies regulators that riders are protected. If we do this, it should be clearly communicated to users (as a trust point) and to regulators (to show we self-regulate safety).</text:p>
      <text:p text:style-name="Text_20_body">Local Government Policies: Jakarta and other cities have been actively seeking traffic solutions. In 2019, Bandung’s local government even piloted a carpool program to tackle jams​</text:p>
      <text:p text:style-name="Text_20_body">accept.aseanenergy.org</text:p>
      <text:p text:style-name="Text_20_body">. This indicates potential public sector support for our initiative. We should reach out to city governments (Jakarta, Bandung, etc.) to align our app with any official programs. For example, if Jakarta implements congestion pricing or HOV lanes in the future, our app could be promoted as a way to comply (i.e. find people to carpool with and use the fast lane). Conversely, if there are remnants of laws from the “3-in-1” era (the old HOV rule) or new regulations, we must ensure the app’s usage doesn’t inadvertently encourage illegal behavior (like the “jockey” phenomenon, where people were paid to sit in cars to meet HOV requirements). By keeping the platform about genuine sharing and not paid passengers, we maintain legitimacy.</text:p>
      <text:p text:style-name="Text_20_body">Data Privacy Regulation: Indonesia passed the Personal Data Protection Act in 2022 (UU PDP 2022), which is similar to GDPR. This law will affect how we handle user data – we must obtain user consent for data collection, only use data for stated purposes, secure it properly, and allow users to request deletion of their data. The app and backend must be compliant: for instance, clearly explaining in our T&amp;C what data we collect (location, etc.) and why (for matching rides). As per privacy concerns mentioned by users​</text:p>
      <text:p text:style-name="Text_20_body">mdpi.com</text:p>
      <text:p text:style-name="Text_20_body">, allowing account deletion and data removal is not just a good practice but a legal requirement. We should also be cautious with any data sharing – even though aggregated mobility data could be useful for city planning, we can’t share personal data without consent or legal basis. Implementing privacy-by-design will both keep regulators satisfied and users comfortable.</text:p>
      <text:p text:style-name="Text_20_body">Labor and Employment Law: One advantage of carpooling vs ride-hailing is that drivers are not our employees or contractors in a formal sense (they’re just users). This avoids issues ride-hailing companies faced regarding driver employment status and minimum wage, etc. However, we must ensure we don’t cross that line – for example, not setting work shifts or performance targets for carpool drivers, which could imply an employment relationship. We are merely a facilitator. This <text:soft-page-break/>message should be clear in our policies and communications: drivers use the platform at their discretion, with cost-sharing not income per se.</text:p>
      <text:p text:style-name="Text_20_body">Competition with Other Transport Services: Traditional taxi or angkot (minivan) unions in Indonesia have protested ride-hailing in the past. While carpooling is less directly competitive (since we target private car owners and their would-be single occupancy drives), it still means fewer people might take taxis or ojeks. There could be pushback or lobbying against us if we grow. Being distinct enough (private arrangement, not on-demand paid rides) might keep us under the radar. It might also help to highlight that we complement public transit (for example, helping people carpool to train stations) rather than pulling them away from it. If any regulatory action arises (like requiring a special license for carpool drivers), we’ll need to address it, possibly by working with the community to lobby for favorable rules.</text:p>
      <text:p text:style-name="Text_20_body">Taxation: Since the platform may eventually take a commission or fee from transactions, we’ll have to ensure proper tax handling. Indonesia may require us to charge VAT on service fees or withhold income tax portions. We should consult a local tax advisor to structure the monetary flows so drivers and the company comply with tax laws. For instance, because this is cost-sharing, drivers typically wouldn’t declare it as income (similar to splitting gas money), but our company income from fees would be taxable.</text:p>
      <text:p text:style-name="Text_20_body">In conclusion, while Indonesian regulations don’t yet explicitly cover casual carpooling, we operate in a space influenced by ride-hailing policies and public transport laws. Engaging proactively with regulators – perhaps via the Ministry of Transportation or Kominfo (Ministry of Communication and IT, for data aspects) – can help preempt any issues. The strategy is to emphasize the societal benefits (congestion reduction, community building) and self-regulate on safety and data protection to build trust with both users and authorities. By doing so, we aim to avoid the pitfalls Nebengers faced and ensure our app can grow with government goodwill or at least neutrality.</text:p>
      <text:p text:style-name="Text_20_body">Strategies for Trust-Building and Community Growth</text:p>
      <text:p text:style-name="Text_20_body">Launching the app is only the first step – its success will depend on cultivating user trust and growing a vibrant community of carpoolers. Below are strategies to achieve these goals, informed by both the successes and failures of previous platforms:</text:p>
      <text:p text:style-name="Text_20_body">Robust Verification and Safety Protocols: Trust starts with feeling safe. We will implement complete background checks as a core policy​</text:p>
      <text:p text:style-name="Text_20_body">emizentech.com</text:p>
      <text:p text:style-name="Text_20_body">. This includes verifying identities (as discussed in features) and possibly screening driver records (if access to such data is feasible). While we cannot run full criminal background checks easily in Indonesia without government help, we can require certain validations (like valid driver’s license, no obvious red flags). Partnering with a verification service could automate some of this. Additionally, we will ensure every user agrees to a code of conduct that sets expectations (no harassment, be punctual, etc.). By making safety a visible priority – for instance, having a “Safety” section in the app with tips and emergency info – users know we take their welfare seriously. Community moderation will also play a role: if someone is reported for misbehavior, we will take swift action (suspension or banning after investigation). Publishing anonymized safety reports or statistics (e.g. “100,000 safe rides completed”) over time can also reinforce trust.</text:p>
      <text:p text:style-name="Text_20_body">Rating and Rewarding Reliability: A two-way rating system as implemented will naturally incentivize good behavior, but we can amplify its effect by rewarding high ratings. For example, drivers who maintain a 5-star average after 20 rides could get a “Star Driver” badge or some perk (like a gas voucher or priority support). Similarly, riders who consistently get positive feedback (perhaps for being on time and courteous) might get a badge. By publicly recognizing top community members, we build role models and encourage others to follow suit. On the flip side, proactively reach out to those with middling ratings to ask if anything can be improved – this shows <text:soft-page-break/>we care about quality. Over time, as users see that the best folks are celebrated and the worst actors are removed, overall trust in the platform increases.</text:p>
      <text:p text:style-name="Text_20_body">Community Building Features: Encourage users to see the app not just as a utility but as a community. One way is to integrate social features: for instance, allow users to form groups or circles within the app (coworkers of the same company, alumni of the same university, residents of the same apartment complex). These groups can have their own feed or chat, and members can easily carpool with each other​</text:p>
      <text:p text:style-name="Text_20_body">emizentech.com</text:p>
      <text:p text:style-name="Text_20_body">. Trust is naturally higher when you share an affiliation – someone might be more willing to ride with a colleague or a friend-of-friend. We could implement referrals where you can invite a friend and get a bonus, which also inherently means you trust that friend if they join. Organizing meetups or online forums for users to share stories could strengthen bonds – for example, a gathering of Nebengers community was something they did informally; we can facilitate such meetups officially or virtually (maybe a Facebook Group or in-app discussion board moderated by us).</text:p>
      <text:p text:style-name="Text_20_body">Leverage Social Proof and Success Stories: Nothing builds trust like seeing others have had positive experiences. We will actively share testimonials and stories: e.g., a video of two users who met through the app and became best friends, or a profile of a driver who has shared 100 rides safely and saved X in gas. These human interest stories can be pushed via our social media and within the app’s blog/notifications. We can also highlight metrics like carpooling’s impact (e.g. “Community Spotlight: Together we saved 50,000 kg of CO2 by carpooling this year!”). This not only appeals to altruistic motives but also signals a thriving, trustworthy user base. People tend to trust platforms that many others use (herd mentality), so as our numbers grow, showcasing the growth helps bring in more users – “Join 10,000 others in Jakarta who carpool with [App Name]!” can be a slogan.</text:p>
      <text:p text:style-name="Text_20_body">Starting with Trusting Niches (e.g. Universities, Offices): For initial growth, target communities where trust is inherently higher. University students, for example, often share rides with classmates – launching campus-focused campaigns (like at UI, ITB, etc.) through student organizations can kickstart a reliable user pool. Similarly, partnering with companies to promote carpooling among employees (perhaps as part of CSR or green initiatives) can create a user base that already trust each other to some extent (coworkers). TemanJalan’s success with students that led to LINE’s acquisition shows the power of focusing on a niche​</text:p>
      <text:p text:style-name="Text_20_body">sg.news.yahoo.com</text:p>
      <text:p text:style-name="Text_20_body">. If we get, say, a large office tower’s tenants to adopt our app, those people will mostly ride with others who work in the same building, easing safety concerns. As these pockets of users thrive, word of mouth will spread to broader audiences.</text:p>
      <text:p text:style-name="Text_20_body">Referral Programs and Incentives: Growth will partly come from incentives. We can institute a referral program where existing users invite new users for rewards. For example, “Invite a friend – when they complete their first carpool, you both get Rp 20,000 credit.” This not only brings new users but also implies a trust transfer: people tend to invite folks they know will be good community members. We should also consider initial subsidies or discounts for early usage – perhaps the first 3 rides are free for riders (covered by us) to get them to try it, or drivers get a small bonus for the first 5 riders they carry. Grab and Uber grew by heavy incentives; while we may not match that scale, some targeted incentives can jumpstart adoption. Importantly, any incentive campaign should be transparent and not too generous to the point of attracting purely money-seekers; it’s a fine balance to draw genuine carpoolers rather than opportunists.</text:p>
      <text:p text:style-name="Text_20_body">Building Trust through Transparency: Be transparent in operations and decision-making. For instance, if the app is down or an issue occurs, communicate openly with users about what happened and how we’re fixing it. Send periodic newsletters or posts about what new features or safety measures we’ve added based on user feedback. When users see a responsive, honest team <text:soft-page-break/>behind the app, their trust in the platform increases. Also, transparency in matching and pricing (no hidden surge pricing or weird algorithms) will set us apart from ride-hailing where sometimes users feel at the mercy of opaque pricing. Our cost-split is straightforward and can be explained “Rp X per km, calculated by this formula…”.</text:p>
      <text:p text:style-name="Text_20_body">Collaboration with Authorities and Endorsements: As part of trust-building, having endorsements or support from reputable entities works wonders. If a city official or a respected public figure publicly supports our app as a solution to traffic (even if informally), people will view it as more legitimate. Perhaps participate in government-led campaigns like “Car Free Day” events to showcase the app, or collaborate with police on road safety campaigns. Showing that we work with the system not outside it, will legitimize carpooling which historically was informal. Even collaborating with mosques or community centers for carpooling during events (like huge carpools for Eid homecoming trips) could embed the app in social fabric. The more pillars of the community that are involved, the more trust new users will have.</text:p>
      <text:p text:style-name="Text_20_body">Gradual Expansion and Quality Control: For community growth, it might be wise to expand city by city or sector by sector rather than trying to go national overnight. Focus on Jakarta’s core areas first; ensure quality of service is high there (meaning high match rates, good reviews). Then expand to Jabodetabek outskirts, Bandung, etc. This ensures the community in each area is strong and self-sustaining before adding more. It avoids dilution of service quality. As each new city or region is launched, do on-ground events – e.g. a launch event offering free rides for a week in that city to get people on board, combined with local marketing. This phased approach was used by many successful platforms to build a critical mass locally then grow outward. It also allows adapting strategies to local differences (maybe in one city, people prefer certain features more).</text:p>
      <text:p text:style-name="Text_20_body">In implementing these strategies, we should measure trust and community health through metrics: retention rates (are people sticking with it?), ratio of repeat rides, user satisfaction surveys, etc. A high retention and word-of-mouth growth will indicate we’re succeeding in building a genuine community.</text:p>
      <text:p text:style-name="Text_20_body">Ultimately, trust is earned, not a given – by being vigilant on safety, responsive to user concerns, and fostering a sense of collective benefit, we can transform early adopters into evangelists. Once a virtuous cycle of trust and growth starts, the app will largely grow through network effects with decreasing need for heavy incentives.</text:p>
      <text:p text:style-name="Text_20_body">Final Recommendations and Conclusion</text:p>
      <text:p text:style-name="Text_20_body">Developing a carpooling app for Indonesia is a challenging yet promising venture. Having examined the landscape in detail, we conclude with key recommendations and a summary outlook:</text:p>
      <text:p text:style-name="Text_20_body">1. Tackle the Trust Deficit Head-On: The recurring theme across all sections is trust. Our top recommendation is to invest heavily in trust-building mechanisms from day one. This includes user verification, a strong rating/review culture, transparent operations, and safety features like insurance and SOS support. It’s better to over-engineer safety and privacy and slowly relax (if needed) than to launch with gaps that could lead to a single incident undermining the platform’s reputation. In practical terms, ensure background checks, clear community guidelines, and immediate response to any safety complaints. Trust is the foundation upon which adoption will grow.</text:p>
      <text:p text:style-name="Text_20_body">2. Localize the Solution to Indonesian Habits: While borrowing global best practices, local context is king. Make sure the app’s design and features resonate with Indonesian users. For example, integrate with WhatsApp for notifications (since many Indonesians rely on it), use common terms like “nebeng” in the app, and perhaps provide dual language support (English for expats, Bahasa Indonesia for locals). Consider cultural nuances: Indonesians may be a bit shy with strangers, so features that introduce riders and drivers beforehand (profile info, maybe an icebreaker question) could help. Also, adapt to local commuting patterns – e.g. heavy motorbike usage suggests maybe exploring carpooling on motorcycles (if legally feasible, like GrabHitch Motor did​</text:p>
      <text:p text:style-name="Text_20_body"><text:soft-page-break/>grab.com</text:p>
      <text:p text:style-name="Text_20_body">) or at least acknowledging the competition there. Essentially, build the app not as a copy-paste of a foreign model, but as an Indonesian community platform.</text:p>
      <text:p text:style-name="Text_20_body">3. Learn from Past Failures (Nebengers et al.) and Avoid Repeat Mistakes: We have the benefit of hindsight. Nebengers’ decline teaches us not to rely solely on goodwill; we need sustainable incentives and critical mass. So, invest in growth marketing and driver acquisition – possibly even offering some compensation or gamified rewards for drivers who consistently offer rides, so that supply meets demand. Additionally, ensure the app is reliable and functional – Nebengers’ low match rate should be avoided by careful planning of the launch (perhaps start with a small area to guarantee matches) and by algorithm improvements. Where Nebengers and others had UX issues (no chat, no clear statuses, etc.), we will not make those omissions. Being detail-oriented in the product and responsive to user feedback (frequently update the app to fix pain points) will set us apart.</text:p>
      <text:p text:style-name="Text_20_body">4. Emphasize the Benefits: Cost Savings, Convenience, Community: Our communication strategy should constantly highlight why someone should carpool. Many people still don’t immediately realize the benefits. Use hard numbers and testimonials: “Save up to Rp 1 million per month on commuting costs”, “Cut your driving stress – let someone else take the wheel half the week”, “Meet friendly new people in your area”. We should also highlight environmental impact because that increasingly resonates, especially with younger users: e.g. “By sharing rides, you’re helping reduce Jakarta’s notorious traffic and pollution.” When users see a clear personal gain and a societal contribution, they’ll be more inclined to try the service despite initial hesitation.</text:p>
      <text:p text:style-name="Text_20_body">5. Leverage Partnerships and Ecosystem: Don’t grow the app in isolation. Form partnerships that can accelerate adoption. For example, partner with major employers in cities (offer them a white-label or portal to encourage their staff to carpool via our app – maybe even a dashboard to track how many employees are using it). Collaborate with residential complexes or housing communities – they could use our platform as an official carpool solution for residents. Integration with transit – perhaps working with KRL Commuterline or TransJakarta (the bus system) – could allow us to be listed as a “last mile” option on their apps, etc. Even media partnerships (tech blogs, local influencers who try the app and review it) will help drive awareness. The idea is to embed the carpooling concept into existing networks of daily life in Indonesia.</text:p>
      <text:p text:style-name="Text_20_body">6. Gradual Scaling with Quality Control: Focus on delivering an excellent experience in the initial launch region to generate positive word-of-mouth. For instance, launch in central Jakarta with a controlled group of drivers and riders (perhaps pre-signup via a waiting list). Ensure high satisfaction there, then use those success stories to market in the next region (say, Jakarta suburbs or Bandung). By scaling outwards and maintaining quality, we avoid a dilution that could happen if we went too broad too fast. A satisfied user base in one area will act as evangelists in new areas. Also, maintain a responsive support team that grows as the user base grows, so that community feel of being heard doesn’t vanish when we scale.</text:p>
      <text:p text:style-name="Text_20_body">7. Monitor, Iterate, and Innovate: Post-launch, closely monitor metrics: matching rate, cancellation reasons, user support tickets, etc. Use this data to iterate the product. Maybe we find that people really want a way to schedule return trips easily – then we add that feature. Or if certain hours have imbalance, perhaps introduce a feature like “flexible time matchmaking” where riders can shift 15 minutes for a better match. The market and user preferences may evolve (for example, post-pandemic hybrid work schedules might affect carpool patterns). Be ready to innovate features like dynamic routing, integration of emerging tech (if many EVs come, maybe integrate charging stop info for EV carpoolers, etc.). Staying agile and user-focused will keep the app relevant and ahead of any new competition.</text:p>
      <text:p text:style-name="Text_20_body">In conclusion, a carpooling app in Indonesia can succeed if it genuinely addresses the needs and concerns of Indonesian commuters. The execution must be both analytical – leveraging data, <text:soft-page-break/>research, and technology – and empathetic, understanding the human factors in sharing rides. The opportunity is significant: traffic congestion is a daily headache for millions, and there’s an untapped desire for solutions that neither traditional transit nor ride-hailing fully satisfy (especially as ride-hailing gets more expensive without subsidies). By avoiding past pitfalls (like poor user experience and lack of trust framework) and amplifying the positives (community, cost saving, fun), our app can revive the spirit of ride-sharing in a modern, scalable way.</text:p>
      <text:p text:style-name="Text_20_body">We envision an Indonesia where carpooling becomes a new norm – where office colleagues, neighbors, and students regularly share rides, easing the traffic load and making commutes more social. Achieving this will not happen overnight, but with the comprehensive approach detailed in this report, we have a blueprint for making it a reality. The key is to execute relentlessly on building trust and value: if we do that, user growth and network effects will follow, turning the app into a sustainable, impactful platform.</text:p>
      <text:p text:style-name="Text_20_body">With these strategies and considerations in mind, we are well-prepared to embark on the development and rollout of the carpooling app. It’s an ambitious project, but the payoff – a successful app that improves daily life for Indonesians – is well worth the effort. Let’s get Indonesia carpooling, together.</text:p>
      <text:p text:style-name="Text_20_body">Sources:</text:p>
      <text:p text:style-name="Text_20_body">Nebengers concept and benefits​</text:p>
      <text:p text:style-name="Text_20_body">researchgate.net</text:p>
      <text:p text:style-name="Text_20_body">​</text:p>
      <text:p text:style-name="Text_20_body">researchgate.net</text:p>
      <text:p text:style-name="Text_20_body">​</text:p>
      <text:p text:style-name="Text_20_body">researchgate.net</text:p>
      <text:p text:style-name="Text_20_body">Jakarta traffic context and Nebengers community usage​</text:p>
      <text:p text:style-name="Text_20_body">phys.org</text:p>
      <text:p text:style-name="Text_20_body">​</text:p>
      <text:p text:style-name="Text_20_body">phys.org</text:p>
      <text:p text:style-name="Text_20_body">Carpool adoption challenges (rigid scheduling, security)​</text:p>
      <text:p text:style-name="Text_20_body">accept.aseanenergy.org</text:p>
      <text:p text:style-name="Text_20_body">Decline in Nebengers usage (25% request completion)​</text:p>
      <text:p text:style-name="Text_20_body">discovery.researcher.life</text:p>
      <text:p text:style-name="Text_20_body">GrabHitch (Nebeng) launch and strategy​</text:p>
      <text:p text:style-name="Text_20_body">grab.com</text:p>
      <text:p text:style-name="Text_20_body">​</text:p>
      <text:p text:style-name="Text_20_body">grab.com</text:p>
      <text:p text:style-name="Text_20_body">User experience pain points from existing app study​</text:p>
      <text:p text:style-name="Text_20_body">uxdesign.cc</text:p>
      <text:p text:style-name="Text_20_body">Must-have app features for carpooling​</text:p>
      <text:p text:style-name="Text_20_body">emizentech.com</text:p>
      <text:p text:style-name="Text_20_body">​</text:p>
      <text:p text:style-name="Text_20_body">emizentech.com</text:p>
      <text:p text:style-name="Text_20_body"><text:soft-page-break/>Recommended tech stack for carpool apps​</text:p>
      <text:p text:style-name="Text_20_body">emizentech.com</text:p>
      <text:p text:style-name="Text_20_body">Trust and safety in ridesharing best practices​</text:p>
      <text:p text:style-name="Text_20_body">emizentech.com</text:p>
      <text:p text:style-name="Text_20_body">Carpooling benefits in Indonesia and climate angle​</text:p>
      <text:p text:style-name="Text_20_body">accept.aseanenergy.org</text:p>
      <text:p text:style-name="Text_20_body">​</text:p>
      <text:p text:style-name="Text_20_body">accept.aseanenergy.or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0S</meta:editing-duration>
    <meta:editing-cycles>3</meta:editing-cycles>
    <meta:generator>OpenOffice/4.1.8$Win32 OpenOffice.org_project/418m3$Build-9803</meta:generator>
    <dc:date>2025-04-19T22:22:59.08</dc:date>
    <meta:document-statistic meta:table-count="0" meta:image-count="0" meta:object-count="0" meta:page-count="24" meta:paragraph-count="344" meta:word-count="12760" meta:character-count="83062"/>
    <meta:user-defined meta:name="Info 1"/>
    <meta:user-defined meta:name="Info 2"/>
    <meta:user-defined meta:name="Info 3"/>
    <meta:user-defined meta:name="Info 4"/>
  </office:meta>
</office:document-meta>
</file>